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Glass Gauge" svg:font-family="'Glass Gaug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lass Gauge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Glass Gauge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  <style:text-properties style:font-name="Glass Gaug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Glass Gauge" fo:font-size="6pt" style:font-size-asian="6pt" style:font-size-complex="6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Glass Gauge" fo:font-size="5pt" style:font-size-asian="5pt" style:font-size-complex="5pt"/>
    </style:style>
    <style:style style:name="ce7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Glass Gau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8"/>
        <table:table-column table:style-name="co4" table:default-cell-style-name="ce8"/>
        <table:table-column table:style-name="co5" table:number-columns-repeated="1017" table:default-cell-style-name="ce8"/>
        <table:table-row table:style-name="ro1">
          <table:table-cell table:style-name="Default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5" office:value-type="string">
            <text:p>min. P/ bonus</text:p>
          </table:table-cell>
          <table:table-cell table:style-name="ce3" office:value-type="string">
            <text:p>▼</text:p>
          </table:table-cell>
          <table:table-cell table:style-name="ce3" office:value-type="string">
            <text:p>▲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number-columns-repeated="1017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4" office:value-type="string" table:number-columns-spanned="2" table:number-rows-spanned="1">
            <text:p>1º tot</text:p>
          </table:table-cell>
          <table:covered-table-cell table:style-name="ce7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4" office:value-type="string" table:number-columns-spanned="2" table:number-rows-spanned="1">
            <text:p>bonus</text:p>
          </table:table-cell>
          <table:covered-table-cell table:style-name="ce7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4" office:value-type="string" table:number-columns-spanned="2" table:number-rows-spanned="1">
            <text:p>2º tot</text:p>
          </table:table-cell>
          <table:covered-table-cell table:style-name="ce7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 table:number-columns-spanned="2" table:number-rows-spanned="1">
            <text:p>Q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3" office:value-type="string" table:number-columns-spanned="2" table:number-rows-spanned="1">
            <text:p>F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string" table:number-columns-spanned="2" table:number-rows-spanned="1">
            <text:p>S-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string" table:number-columns-spanned="2" table:number-rows-spanned="1">
            <text:p>S+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string" table:number-columns-spanned="2" table:number-rows-spanned="1">
            <text:p>mín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3" office:value-type="string" table:number-columns-spanned="2" table:number-rows-spanned="1">
            <text:p>máx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string" table:number-columns-spanned="2" table:number-rows-spanned="1">
            <text:p>Y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3º tot</text:p>
          </table:table-cell>
          <table:covered-table-cell table:style-name="ce7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2º+3ºtot</text:p>
          </table:table-cell>
          <table:covered-table-cell table:style-name="ce7"/>
          <table:table-cell table:style-name="ce9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/>
          <table:table-cell table:style-name="ce10" office:value-type="string">
            <text:p>Total Geral</text:p>
          </table:table-cell>
          <table:table-cell table:number-columns-spanned="2" table:number-rows-spanned="1"/>
          <table:covered-table-cell/>
          <table:table-cell table:number-columns-repeated="1017"/>
        </table:table-row>
        <table:table-row table:style-name="ro3" table:number-rows-repeated="65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Glass Gauge" svg:font-family="'Glass Gaug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22/07/2008</text:date>, <text:time>02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andro Conca De Luccia</meta:initial-creator>
    <meta:creation-date>2008-07-17T22:57:00.53</meta:creation-date>
    <dc:date>2008-07-22T02:19:58.40</dc:date>
    <dc:creator>Leandro Conca De Luccia</dc:creator>
    <meta:editing-duration>PT00H32M49S</meta:editing-duration>
    <meta:editing-cycles>3</meta:editing-cycles>
    <meta:generator>OpenOffice.org/3.0_Beta$Win32 OpenOffice.org_project/300m3$Build-9328</meta:generator>
    <meta:document-statistic meta:table-count="3" meta:cell-count="5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